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4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8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5.588cm" svg:x="12.671cm" svg:y="26.543cm">
          <text:p/>
          <draw:enhanced-geometry svg:viewBox="0 0 21600 21600" draw:glue-points="21600 0 0 10800 21600 21600" draw:text-areas="6350 ?f3 21600 ?f4" draw:type="left-bracket" draw:modifiers="4363.2850241545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" draw:text-style-name="P1" draw:layer="layout" svg:width="4.064cm" svg:height="5.588cm" svg:x="62.083cm" svg:y="26.494cm">
          <text:p/>
          <draw:enhanced-geometry svg:viewBox="0 0 21600 21600" draw:glue-points="0 0 0 21600 21600 10800" draw:text-areas="0 ?f3 15150 ?f4" draw:type="right-bracket" draw:modifiers="529.468599033816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" draw:text-style-name="P1" draw:layer="layout" svg:width="4.191cm" svg:height="5.969cm" svg:x="22.286cm" svg:y="26.416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" draw:text-style-name="P1" draw:layer="layout" svg:width="4.445cm" svg:height="5.207cm" svg:x="51.762cm" svg:y="26.943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" draw:text-style-name="P1" draw:layer="layout" svg:width="4.445cm" svg:height="4.572cm" svg:x="37.555cm" svg:y="27.0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28.975cm" svg:height="2.999cm" svg:x="23.733cm" svg:y="4.986cm">
          <draw:text-box>
            <text:p><text:span text:style-name="T1">Inorder traversal <text:s/>with iteration</text:span></text:p>
          </draw:text-box>
        </draw:frame>
        <draw:frame draw:style-name="gr4" draw:text-style-name="P2" draw:layer="layout" svg:width="5.442cm" svg:height="2.618cm" svg:x="25.657cm" svg:y="37.084cm">
          <draw:text-box>
            <text:p><text:span text:style-name="T1">pop()</text:span></text:p>
          </draw:text-box>
        </draw:frame>
        <draw:path draw:style-name="gr5" draw:text-style-name="P1" draw:layer="layout" svg:width="10.376cm" svg:height="4.638cm" draw:transform="skewX (-7.7386899190182E-017) rotate (0.359363292985632) translate (13.8535594951842cm 24.8093216696366cm)" svg:viewBox="0 0 10377 4639" svg:d="M0 4639c1558-241 3559 274 4659-1588 784-1326 1801-3110 3467-3049 1262 46 2959 1791 1938 3338l-144 382">
          <text:p/>
        </draw:path>
        <draw:path draw:style-name="gr5" draw:text-style-name="P1" draw:layer="layout" svg:width="4.267cm" svg:height="11.252cm" draw:transform="rotate (-0.983143967648406) translate (33.4588459157327cm 27.315463553206cm)" svg:viewBox="0 0 4268 11253" svg:d="M0 11152c2001 538 3691-1179 4143-2789 474-1685-499-3463-1208-5048l-754-1318 415-1357 263-640">
          <text:p/>
        </draw:path>
        <draw:path draw:style-name="gr5" draw:text-style-name="P1" draw:layer="layout" svg:width="10.952cm" svg:height="3.302cm" draw:transform="skewX (-5.14785089659953E-017) rotate (0.322187779918153) translate (42.4883831870344cm 26.4978201379718cm)" svg:viewBox="0 0 10953 3303" svg:d="M0 2655c1782-37 3428-873 4898-1802 1244-786 3101-1322 4381-256l1073 1074 601 1632">
          <text:p/>
        </draw:path>
        <draw:path draw:style-name="gr5" draw:text-style-name="P1" draw:layer="layout" svg:width="8.007cm" svg:height="2.697cm" draw:transform="skewX (-8.6230046346073E-017) rotate (-0.405265452313083) translate (60.2841220151824cm 26.1299398067299cm)" svg:viewBox="0 0 8008 2698" svg:d="M0 2696c1687 36 3194-814 4708-1428l1373-589 1303-411 624-268">
          <text:p/>
        </draw:path>
        <draw:path draw:style-name="gr5" draw:text-style-name="P1" draw:layer="layout" svg:width="43.274cm" svg:height="53.61cm" draw:transform="rotate (-0.910363737840242) translate (46.0041351328634cm 0.33202147911915cm)" svg:viewBox="0 0 43275 53611" svg:d="M36832 6c1637-59 3469 292 4647 1546 1247 1327 1725 3171 1790 5003 72 2041-480 3962-997 5933-628 2391-1723 4384-2451 6697-592 1884-1465 3720-2724 5279-1167 1445-2256 2948-3524 4314-986 1064-1891 2188-2774 3350-897 1179-1305 2658-1915 4015-601 1338-1909 2140-3095 3100-1585 1282-2872 2791-4310 4220-1149 1141-2217 2294-3560 3254-1338 956-2728 1825-3882 3004-1115 1139-2455 1977-3691 2981-1542 1252-3581 880-5420 778-1518-83-3096-481-4266-1594-1368-1302-166-3012-277-4515l941-989 500-643">
          <text:p/>
        </draw:path>
        <draw:frame draw:style-name="gr6" draw:text-style-name="P2" draw:layer="layout" svg:width="13.621cm" svg:height="2.618cm" svg:x="43.179cm" svg:y="18.082cm">
          <draw:text-box>
            <text:p><text:span text:style-name="T1">curr=curr.right</text:span></text:p>
          </draw:text-box>
        </draw:frame>
        <draw:frame draw:style-name="gr3" draw:text-style-name="P2" draw:layer="layout" svg:width="13.27cm" svg:height="2.999cm" svg:x="16.113cm" svg:y="18.035cm">
          <draw:text-box>
            <text:p><text:span text:style-name="T1">curr.right=nu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2:26:57.758147000</meta:creation-date>
    <dc:date>2014-11-05T12:46:09.429624000</dc:date>
    <meta:editing-duration>PT14M7S</meta:editing-duration>
    <meta:editing-cycles>2</meta:editing-cycles>
    <meta:generator>LibreOffice/4.2.5.2$MacOSX_X86_64 LibreOffice_project/61cb170a04bb1f12e77c884eab9192be736ec5f5</meta:generator>
    <meta:document-statistic meta:object-count="14"/>
  </office:meta>
</office:document-meta>
</file>